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c9898" officeooo:paragraph-rsid="000c9898"/>
    </style:style>
    <style:style style:name="P2" style:family="paragraph" style:parent-style-name="Text_20_body">
      <style:text-properties officeooo:rsid="000e4970" officeooo:paragraph-rsid="000e4970"/>
    </style:style>
    <style:style style:name="P3" style:family="paragraph" style:parent-style-name="Text_20_body">
      <style:text-properties officeooo:rsid="00102279" officeooo:paragraph-rsid="00102279"/>
    </style:style>
    <style:style style:name="P4" style:family="paragraph" style:parent-style-name="Text_20_body">
      <style:text-properties officeooo:rsid="00116d03" officeooo:paragraph-rsid="00116d03"/>
    </style:style>
    <style:style style:name="P5" style:family="paragraph" style:parent-style-name="Title">
      <style:text-properties officeooo:rsid="000c9898" officeooo:paragraph-rsid="000c9898"/>
    </style:style>
    <style:style style:name="P6" style:family="paragraph" style:parent-style-name="Title">
      <style:text-properties officeooo:paragraph-rsid="000c9898"/>
    </style:style>
    <style:style style:name="P7" style:family="paragraph" style:parent-style-name="Subtitle">
      <style:text-properties officeooo:rsid="000c9898" officeooo:paragraph-rsid="000c9898"/>
    </style:style>
    <style:style style:name="P8" style:family="paragraph" style:parent-style-name="Heading_20_3">
      <style:text-properties officeooo:rsid="000e4970" officeooo:paragraph-rsid="000e4970"/>
    </style:style>
    <style:style style:name="P9" style:family="paragraph" style:parent-style-name="Heading_20_3">
      <style:text-properties officeooo:rsid="00102279" officeooo:paragraph-rsid="00102279"/>
    </style:style>
    <style:style style:name="P10" style:family="paragraph" style:parent-style-name="Heading_20_1">
      <style:paragraph-properties fo:break-before="page"/>
      <style:text-properties officeooo:rsid="000c9898" officeooo:paragraph-rsid="000c9898"/>
    </style:style>
    <style:style style:name="P11" style:family="paragraph" style:parent-style-name="Heading_20_1">
      <style:text-properties officeooo:rsid="000e4970" officeooo:paragraph-rsid="000e4970"/>
    </style:style>
    <style:style style:name="T1" style:family="text">
      <style:text-properties officeooo:rsid="000c9898"/>
    </style:style>
    <style:style style:name="T2" style:family="text">
      <style:text-properties officeooo:rsid="000e4970"/>
    </style:style>
    <style:style style:name="T3" style:family="text">
      <style:text-properties officeooo:rsid="00102279"/>
    </style:style>
    <style:style style:name="T4" style:family="text">
      <style:text-properties officeooo:rsid="00116d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text:span text:style-name="T1">Assignment 3 Bonus</text:span></text:p>
      <text:p text:style-name="P1"/>
      <text:p text:style-name="P1"/>
      <text:p text:style-name="P7">Stefan Murga - 100976625</text:p>
      <text:p text:style-name="P7">Nwakpadolu Soluzochukwu John - 100987902</text:p>
      <text:p text:style-name="P7">December 2016</text:p>
      <text:p text:style-name="P7">SYSC 4001</text:p>
      <text:p text:style-name="P1"/>
      <text:h text:style-name="P10" text:outline-level="1">1.0 Introduction</text:h>
      <text:p text:style-name="P1">The goal assignment 3 bonus is to simulates a kernel that schedules two processes using the FCFS algorithm. The two process each run five cycles of issuing a read system call, followed by a write system call. The simulation is created using the PDEVS framework and uses Boost libraries. The code is written in c++. </text:p>
      <text:p text:style-name="P1">This report has two major components that follow. <text:span text:style-name="T2">First</text:span>, the report will define the simulation models and describe the interactions between them. <text:span text:style-name="T2">The second component is </text:span>the <text:span text:style-name="T2">discussion of the results of the simulation and their significance.</text:span></text:p>
      <text:h text:style-name="P11" text:outline-level="1">2.0 Simulation Explanation</text:h>
      <text:p text:style-name="P2">The simulation is made up of four atomic models: kernel, progam, system interface, and read/write function. The following sub-sections will describe each atomic model in detail.</text:p>
      <text:h text:style-name="Heading_20_3" text:outline-level="3">2.1 RW_Function Model</text:h>
      <text:p text:style-name="P2">The read/write function model simulates a read or write system call. The function takes 10 time units from start time to complete. The function can only be started from the system interface model. When the function starts, it will send a message to the kernel indicating that the process in question has started I/O. Once the function completes, it will issue a message to the system interface and to the kernel.</text:p>
      <text:p text:style-name="P2">In the simulation there are four rw_function objects, two for each process. Each process has its own read function and write function for simplicity sake.</text:p>
      <text:h text:style-name="P8" text:outline-level="3">2.2 Program Model</text:h>
      <text:p text:style-name="P2">The program model simulates a process start performs I/O operations. The simulated process <text:span text:style-name="T3">begins passive in the Ready state</text:span>. The kernel model will send a message to the program model when it should start executing. <text:span text:style-name="T3">After a random time interval the process will issue a read system call to the system interface model. After the I/O request returns, the process will wait for the kernel to schedule it for execution again. After another random time interval the process will issue a write system call. This cycle repeats five times.</text:span></text:p>
      <text:p text:style-name="P3">In the simulation there are two program objects.</text:p>
      <text:h text:style-name="Heading_20_3" text:outline-level="3">2.3 System Interface Model</text:h>
      <text:p text:style-name="P3">The system interface model is a middle man for messages between program models and read/write models. The sytem interface passes on the messages within the same time unit that they are received.The model is capable of handling multiple inputs and outputs. When a program model requests an I/O function, the system interface will forward the request to the appropriate function. Once the function completes, the system interface will notify the calling program.</text:p>
      <text:p text:style-name="P3"><text:soft-page-break/>In the simulation there is a single system interface model. It listens for all I/O request from any number of active processes.</text:p>
      <text:h text:style-name="P9" text:outline-level="3">2.4 Kernel Model</text:h>
      <text:p text:style-name="P3">The kernel model schedules using the FCFS algorithm. <text:span text:style-name="T4">The kernel is entirely event based and all actions are carried out in zero time units.The FCFS algorithm is implemented by simply using a PCB queue. When the next process is scheduled for a CPU burst, the kernel mode will spend a message to the appropriate program mode. When the kernel recieves a message indicating that the active process starts performing I/O, it will check the PCB and schedule the next process for a CPU burst. Once the kernel recieves a message indicating the end of I/O for a process, that process' PCB is placed back in the queue.</text:span></text:p>
      <text:p text:style-name="P4">In the simulation there is a single kernel object that schedules both of the processes.</text:p>
      <text:p text:style-name="P4">The input files specified at the command line when starting the simulation tells the kernel when jobs become active. In effect, the input file simulates an operating systems long term scheduler.</text:p>
      <text:h text:style-name="P11" text:outline-level="1">3.0 Discussion</text:h>
      <text:p text:style-name="P4">The simulation runs as expected each trial.There is one minor exception to this. Sometimes the second process doesn't complete its fifth read/write cycle completely. This issue will be remedied once the exit system call is implemented in the final project. </text:p>
      <text:p text:style-name="P4">The output of the simulation is as expected for a first come first serve simulation. No anomalies to report.</text:p>
      <text:h text:style-name="P11" text:outline-level="1">4.0 Summary</text:h>
      <text:p text:style-name="P4">The FCFS kernel simulation successfully simulates two processes. The output of the simulation is typical of a FCFS scheduling algorithm. The simulation will be improved with the incorporation of the exit system call, coming in the final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urga</meta:initial-creator>
    <meta:creation-date>2016-12-08T18:32:20.481884478</meta:creation-date>
    <meta:generator>LibreOffice/4.4.7.2$Linux_X86_64 LibreOffice_project/40$Build-2</meta:generator>
    <dc:date>2016-12-08T19:31:21.120476983</dc:date>
    <dc:creator>Stefan Murga</dc:creator>
    <meta:editing-duration>PT24M</meta:editing-duration>
    <meta:editing-cycles>2</meta:editing-cycles>
    <meta:document-statistic meta:table-count="0" meta:image-count="0" meta:object-count="0" meta:page-count="3" meta:paragraph-count="28" meta:word-count="693" meta:character-count="4215" meta:non-whitespace-character-count="3548"/>
  </office:meta>
</office:document-meta>
</file>